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officeooo:paragraph-rsid="001a4caa" style:font-size-asian="18pt" style:font-style-asian="normal" style:font-weight-asian="normal" style:font-size-complex="18pt"/>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language="en" fo:country="US" fo:font-style="normal" fo:font-weight="normal" officeooo:rsid="001ec70a" officeooo:paragraph-rsid="001ec70a"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fo:language="en" fo:country="US" officeooo:rsid="001ca369"/>
    </style:style>
    <style:style style:name="T4" style:family="text">
      <style:text-properties fo:language="en" fo:country="US" officeooo:rsid="001b2ddb"/>
    </style:style>
    <style:style style:name="T5" style:family="text">
      <style:text-properties fo:language="en" fo:country="US" officeooo:rsid="001cd73f"/>
    </style:style>
    <style:style style:name="T6" style:family="text">
      <style:text-properties officeooo:rsid="001b2dd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eople’s Assembly, convening on the <text:span text:style-name="T5">21st</text:span> of <text:span text:style-name="T6">O</text:span><text:span text:style-name="T4">ctober</text:span><text:span text:style-name="T3"> </text:span>202<text:span text:style-name="T3">5</text:span> under the <text:span text:style-name="T5">50th</text:span> PA Meeting.</text:p>
      <text:p text:style-name="P1"/>
      <text:p text:style-name="P1">The Assembly, recognising the current situation,</text:p>
      <text:p text:style-name="P1"/>
      <text:p text:style-name="P4">Constitutes the need to amend PA norm 12 regarding the seat arrangement to: conservatives (wanting to keep the game the closest to vanilla) on the right and anarchists (wanting to change the game freely) on the left.</text:p>
      <text:p text:style-name="P4">This because right now the seats are based on diplomacy and population, whilst we should have a political stance on the placement of the seats:</text:p>
      <text:p text:style-name="P4">I think the traditional left and right don’t make sense in the current atmosphere in the Server, and also don’t think it should be based on diplomacy, as the PA should be a place where we put our differences aside for the betterment of the Server. Hence I think it should be around the game itself, so the ancient division on the lines of what is or isn’t part of the rules of Minecraft would be perfect.</text:p>
      <text:p text:style-name="P1"/>
      <text:p text:style-name="P1">And proceeds.</text:p>
      <text:p text:style-name="P1"/>
      <text:p text:style-name="P1">Signed by,</text:p>
      <text:p text:style-name="P4">RedPanda_4</text:p>
      <text:p text:style-name="P4">Comradedoggo_23</text:p>
      <text:p text:style-name="P4">Eldegron</text:p>
      <text:p text:style-name="P4">Lunar_Lunatic_</text:p>
      <text:p text:style-name="P1"/>
      <text:p text:style-name="P1"/>
      <text:p text:style-name="P1"/>
      <text:p text:style-name="Standard"><text:span text:style-name="T1">[</text:span><text:span text:style-name="T2">Motion 50-10: To amend PA norm 12 regarding the seat arrangement</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10-21T20:56:11.239930901</dc:date>
    <meta:editing-duration>PT6M53S</meta:editing-duration>
    <meta:editing-cycles>9</meta:editing-cycles>
    <meta:generator>LibreOffice/24.2.7.2$Linux_X86_64 LibreOffice_project/420$Build-2</meta:generator>
    <meta:document-statistic meta:table-count="0" meta:image-count="0" meta:object-count="0" meta:page-count="1" meta:paragraph-count="12" meta:word-count="179" meta:character-count="1034" meta:non-whitespace-character-count="867"/>
  </office:meta>
</office:document-meta>
</file>